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ReaderTest.testTestRun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Read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ReaderTest.testTestRun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ReaderTest.MessageReaderTes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aderTest.test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ReaderTest.testTestRunSto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ReaderTest.testTestFailed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ReaderTest.testTestFaile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ReaderTest.test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